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0.675cm" fo:min-width="7.75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703cm" fo:min-width="7.7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0.925cm" svg:x="1.762cm" svg:y="3.61cm">
          <text:p text:style-name="P1">weak coupl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1.953cm" svg:x="1.762cm" svg:y="1.735cm">
          <text:p text:style-name="P1">superconductor #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1.953cm" svg:x="1.762cm" svg:y="4.535cm">
          <text:p text:style-name="P1">superconductor #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3:33:05.166406513</meta:creation-date>
    <dc:date>2015-06-08T13:36:52.356479980</dc:date>
    <meta:editing-duration>PT46S</meta:editing-duration>
    <meta:editing-cycles>1</meta:editing-cycles>
    <meta:document-statistic meta:object-count="3"/>
    <meta:generator>LibreOffice/4.3.7.2$Linux_X86_64 LibreOffice_project/430m0$Build-2</meta:generator>
  </office:meta>
</office:document-meta>
</file>